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Preformatted_20_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Preformatted_20_Text">
      <style:text-properties fo:background-color="#ffff00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background-color="transparent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de Programação Assembly para a Máquina Virtual M2</text:p>
      <text:p text:style-name="P2">por Odilon Nelson Grisi Dantas &lt;odilon.nelson@gmail.com&gt;</text:p>
      <text:p text:style-name="P2"/>
      <text:p text:style-name="P2">M2 é uma máquina virtual de 2 endereços, assim chamada porque suas instruções lógico-aritméticas sempre têm 2 operandos. A máquina virtual é uma plataforma que faz as vezes de hardware e S.O.</text:p>
      <text:p text:style-name="P2"/>
      <text:p text:style-name="P2"/>
      <text:p text:style-name="P1">Tipos</text:p>
      <text:p text:style-name="P2"/>
      <text:p text:style-name="P2">Os tipos de dados da M2 são: Byte (8 bits, inteiro), Word (32 bits, inteiro) e Float (32 bits, ponto flutuante), todos com sinal.</text:p>
      <text:p text:style-name="P2"/>
      <text:p text:style-name="P1">Formato do Executável</text:p>
      <text:p text:style-name="P2"/>
      <text:p text:style-name="P2">A ordem dos bytes no arquivo é Little-Endian. O arquivo executável, por convenção, tem um sufixo .bin</text:p>
      <text:p text:style-name="P2"/>
      <text:p text:style-name="P1">Pilha</text:p>
      <text:p text:style-name="P2"/>
      <text:p text:style-name="P2">Apenas valores de 32-bit podem ser empilhados ou desempilhados (através de registradores); a pilha cresce do maior para o menor endereço de memória.</text:p>
      <text:p text:style-name="P2"/>
      <text:p text:style-name="P1">Registradores</text:p>
      <text:p text:style-name="P2"/>
      <text:p text:style-name="P2">Todos são de 32-bit, sendo 16 inteiros e 16 de ponto-flutuante</text:p>
      <text:p text:style-name="P2"/>
      <text:p text:style-name="P2">Registradores Inteiros:</text:p>
      <text:p text:style-name="P2"><text:tab/>R0...R5 <text:s/>– Propósito geral</text:p>
      <text:p text:style-name="P2"><text:tab/>R6 <text:s/>- FR - Flags Register</text:p>
      <text:p text:style-name="P2"><text:tab/>R7 <text:s/>- IR - Interrupt Register</text:p>
      <text:p text:style-name="P2"><text:tab/>R8 <text:s/>- MR - Mode Register</text:p>
      <text:p text:style-name="P2"><text:tab/>R9 <text:s/>- DT - Data Segment Start</text:p>
      <text:p text:style-name="P2"><text:tab/>R10 - UD - Uninitialized Segment Start</text:p>
      <text:p text:style-name="P2"><text:tab/>R11 - ST - Stack Top</text:p>
      <text:p text:style-name="P2"><text:tab/>R12 - SB - Stack Bottom</text:p>
      <text:p text:style-name="P2"><text:tab/>R13 - SP - Stack Pointer</text:p>
      <text:p text:style-name="P2"><text:tab/>R14 - FP - Frame Pointer</text:p>
      <text:p text:style-name="P2"><text:tab/>R15 - IP - Instruction Pointer</text:p>
      <text:p text:style-name="P2">Registradores Float:</text:p>
      <text:p text:style-name="P2"><text:tab/>F0...F5 <text:s/>– Propósito geral</text:p>
      <text:p text:style-name="P2"><text:tab/>F6 em diante são Indefinidos (Reservados para uso futuro)</text:p>
      <text:p text:style-name="P2"/>
      <text:p text:style-name="P1">Conjunto de Instruções (agrupadas por funcionalidade)</text:p>
      <text:p text:style-name="P10"/>
      <text:p text:style-name="P11">[ Aritméticas ]</text:p>
      <text:p text:style-name="P3"><text:tab/>ADD<text:tab/><text:tab/>- Soma</text:p>
      <text:p text:style-name="P3"><text:tab/>SUB<text:tab/><text:tab/>- Subtração</text:p>
      <text:p text:style-name="P3"><text:tab/>MUL<text:tab/><text:tab/>- Multiplicação</text:p>
      <text:p text:style-name="P3"><text:tab/>DIV<text:tab/><text:tab/>- Divisão</text:p>
      <text:p text:style-name="P3"><text:tab/>NEG<text:tab/><text:tab/>- Negação (troca de sinal)</text:p>
      <text:p text:style-name="P3"><text:tab/>INC<text:tab/><text:tab/>- Incremento de 1</text:p>
      <text:p text:style-name="P3"><text:tab/>DEC<text:tab/><text:tab/>- Decremento de 1</text:p>
      <text:p text:style-name="P3"><text:tab/></text:p>
      <text:p text:style-name="P3"><text:tab/>Todas operam sobre registradores. A instrução ADD pode ser usada com um <text:tab/>imediato como segundo operando.</text:p>
      <text:p text:style-name="P3"><text:tab/>Exemplos:</text:p>
      <text:p text:style-name="P3"><text:tab/></text:p>
      <text:p text:style-name="P3"><text:tab/>ADD<text:tab/>R0, R1<text:tab/>;R0 &lt;- R0 + R1</text:p>
      <text:p text:style-name="P3"><text:tab/>DIV<text:tab/>R0, R1<text:tab/>;R0 &lt;- R0 / R1</text:p>
      <text:p text:style-name="P3"><text:tab/><text:tab/><text:tab/><text:tab/>;R1 &lt;- R0 % R1</text:p>
      <text:p text:style-name="P3"><text:tab/>INC<text:tab/>R1<text:tab/><text:tab/>;R1 &lt;- R1 + 1</text:p>
      <text:p text:style-name="P3"><text:tab/>ADD<text:tab/>R0, 2<text:tab/><text:tab/>;R0 &lt;- R0 + 2</text:p>
      <text:p text:style-name="P3"><text:soft-page-break/></text:p>
      <text:p text:style-name="P3">[ Lógicas ]</text:p>
      <text:p text:style-name="P11"><text:tab/>AND<text:tab/><text:tab/>- E lógico</text:p>
      <text:p text:style-name="P3"><text:tab/>OR<text:span text:style-name="T1"><text:tab/><text:tab/>- OU lógico</text:span></text:p>
      <text:p text:style-name="P3"><text:tab/>XOR<text:span text:style-name="T1"><text:tab/><text:tab/>- OU Exclusivo lógico</text:span></text:p>
      <text:p text:style-name="P3"><text:tab/>NOT<text:span text:style-name="T1"><text:tab/><text:tab/>- NÃO lógico</text:span></text:p>
      <text:p text:style-name="P6"/>
      <text:p text:style-name="P6"><text:tab/>Todas operam sobre registradores. Todas, à exceção de NOT, podem ter um <text:tab/>segundo operando imediato.</text:p>
      <text:p text:style-name="P6"><text:tab/>Exemplos:</text:p>
      <text:p text:style-name="P6"/>
      <text:p text:style-name="P6"><text:tab/>AND<text:tab/>R0, R1</text:p>
      <text:p text:style-name="P6"><text:tab/>AND<text:tab/>R0, 0x000000ff</text:p>
      <text:p text:style-name="P6"><text:tab/>NOT<text:tab/>R1</text:p>
      <text:p text:style-name="P12"/>
      <text:p text:style-name="P12"/>
      <text:p text:style-name="P3">[ Deslocamento de Bits ]</text:p>
      <text:p text:style-name="P11"><text:tab/>SHL<text:tab/><text:tab/>- Desloca valor em registrador N bits à esquerda</text:p>
      <text:p text:style-name="P3"><text:tab/>SHR<text:span text:style-name="T1"><text:tab/><text:tab/>- Desloca valor em registrador N bits à direita</text:span></text:p>
      <text:p text:style-name="P6"/>
      <text:p text:style-name="P6"><text:tab/>Primeiro operando é registrador; o segundo é um imediato.</text:p>
      <text:p text:style-name="P6"><text:tab/>Exemplos:</text:p>
      <text:p text:style-name="P6"><text:tab/></text:p>
      <text:p text:style-name="P6"><text:tab/>SHL<text:tab/>R0, 1</text:p>
      <text:p text:style-name="P6"><text:tab/>SHR<text:tab/>R1, 2</text:p>
      <text:p text:style-name="P3"/>
      <text:p text:style-name="P3">[ Cópia entre Registradores ]</text:p>
      <text:p text:style-name="P11"><text:tab/>CPY<text:tab/><text:tab/>- Copia valor de um registrador para outro</text:p>
      <text:p text:style-name="P11"/>
      <text:p text:style-name="P11"><text:tab/>Exemplos:</text:p>
      <text:p text:style-name="P11"><text:tab/></text:p>
      <text:p text:style-name="P11"><text:tab/>CPY<text:tab/>R0, R1</text:p>
      <text:p text:style-name="P11"><text:tab/>CPY<text:tab/>F0, F1</text:p>
      <text:p text:style-name="P11"><text:tab/>CPY<text:tab/>R0, F0</text:p>
      <text:p text:style-name="P11"><text:tab/>CPY<text:tab/>F0, R0</text:p>
      <text:p text:style-name="P7"/>
      <text:p text:style-name="P7"/>
      <text:p text:style-name="P3">[ Comparação ]</text:p>
      <text:p text:style-name="P11"><text:tab/>CMP<text:tab/><text:tab/>- Compara os argumentos; resultado fica no registrador FLAGS</text:p>
      <text:p text:style-name="P7"><text:tab/></text:p>
      <text:p text:style-name="P7"><text:tab/>O segundo argumento pode ser um registrador ou um imediato.</text:p>
      <text:p text:style-name="P7"><text:tab/>Exemplos:</text:p>
      <text:p text:style-name="P7"/>
      <text:p text:style-name="P7"><text:tab/>CMP<text:tab/>R0, R1</text:p>
      <text:p text:style-name="P7"><text:tab/>CMP<text:tab/>R0, 0</text:p>
      <text:p text:style-name="P3"/>
      <text:p text:style-name="P3"/>
      <text:p text:style-name="P3">[ Cópia entre Registrador/Memória ]</text:p>
      <text:p text:style-name="P11"><text:tab/>LOD<text:tab/><text:tab/>- Carrega valor da memória para um registrador</text:p>
      <text:p text:style-name="P3"><text:tab/>STOR<text:tab/><text:tab/>- Armazena valor em registrador na memória</text:p>
      <text:p text:style-name="P3"/>
      <text:p text:style-name="P3"><text:tab/>Instruções Load/Store sempre são indiretas e indexadas, o que significa <text:tab/>que um de seus operandos é um registrador e o outro representa uma posição <text:tab/>de memória dada por uma base (em um registrador) somada a um deslocamento.</text:p>
      <text:p text:style-name="P3"><text:tab/>Um label também pode ser usado para referenciar memória.</text:p>
      <text:p text:style-name="P3"><text:tab/>Exemplos:</text:p>
      <text:p text:style-name="P3"><text:tab/></text:p>
      <text:p text:style-name="P3"><text:tab/>LOD<text:tab/>R0, *DT</text:p>
      <text:p text:style-name="P3"><text:tab/>LOD<text:tab/>R0, *(DT+4)</text:p>
      <text:p text:style-name="P3"><text:tab/>STOR<text:tab/>*DT, R1</text:p>
      <text:p text:style-name="P3"><text:tab/>STOR<text:tab/>*(R0-8), R1<text:tab/><text:tab/>;deslocamento negativo</text:p>
      <text:p text:style-name="P3"><text:tab/>STOR<text:tab/>*NUM, R2<text:tab/><text:tab/>;usando label</text:p>
      <text:p text:style-name="P3"><text:tab/></text:p>
      <text:p text:style-name="P3"><text:soft-page-break/></text:p>
      <text:p text:style-name="P3">[ Desvios ]</text:p>
      <text:p text:style-name="P3"><text:tab/>JMP<text:tab/><text:tab/>- Desvio incondicional</text:p>
      <text:p text:style-name="P3"><text:tab/>JE<text:tab/><text:tab/>- Desvio se igual</text:p>
      <text:p text:style-name="P3"><text:tab/>JNE<text:tab/><text:tab/>- Desvio se não igual</text:p>
      <text:p text:style-name="P3"><text:tab/>JL<text:tab/><text:tab/>- Desvio se menor</text:p>
      <text:p text:style-name="P3"><text:tab/>JLE<text:tab/><text:tab/>- Desvio se menor ou igual</text:p>
      <text:p text:style-name="P3"><text:tab/>JG<text:tab/><text:tab/>- Desvio se maior</text:p>
      <text:p text:style-name="P3"><text:tab/>JGE<text:tab/><text:tab/>- Desvio se maior ou igual</text:p>
      <text:p text:style-name="P3"/>
      <text:p text:style-name="P3"><text:tab/>Os desvios são feitos com relação ao valor atual de IP (Instruction <text:tab/>Pointer); o deslocamento dado (em 16-bits, estendidos por sinal para 32 <text:tab/>bits) é somado ao endereço da próxima instrução para computar o <text:tab/>endereço <text:tab/>de desvio. Os desvios condicionais consideram o valor atual no registrador <text:tab/>FLAGS, resultado da última comparação.</text:p>
      <text:p text:style-name="P3"><text:tab/>Como simplificação, labels podem ser usados como alvos de desvios.</text:p>
      <text:p text:style-name="P3"><text:tab/>Exemplos:</text:p>
      <text:p text:style-name="P3"/>
      <text:p text:style-name="P3"><text:tab/>JMP<text:tab/>12<text:tab/>;desvia para [endereço da próx. instrução + 12]</text:p>
      <text:p text:style-name="P3"><text:tab/>JG<text:tab/>-8<text:tab/>;desvia para [endereço da próx. instrução – 8], se na <text:tab/><text:tab/><text:tab/><text:tab/>;última comparação o primeiro operando era maior que o segundo</text:p>
      <text:p text:style-name="P3"><text:tab/>JG<text:tab/>FIM<text:tab/>;o mesmo, mas usando label</text:p>
      <text:p text:style-name="P3"/>
      <text:p text:style-name="P3">[ Subrotinas ]</text:p>
      <text:p text:style-name="P3"><text:tab/>INT<text:tab/><text:tab/>- Ativa rotina de interrupção</text:p>
      <text:p text:style-name="P3"><text:tab/>CALL<text:tab/><text:tab/>- Chamada de procedimento</text:p>
      <text:p text:style-name="P3"><text:tab/>RET<text:tab/><text:tab/>- Retorno de procedimento</text:p>
      <text:p text:style-name="P3"/>
      <text:p text:style-name="P3"><text:tab/>As interrupções são dadas por uma numeração em um imediato, e a função <text:tab/>escolhida é designada em IR (Interrupt Register).</text:p>
      <text:p text:style-name="P3"><text:tab/>A instrução CALL é semelhante a um JUMP, mas antes de fazer o desvio, <text:tab/>empilha o endereço de retorno; o endereço da rotina é relativo ao IP, <text:tab/>assim como nas instruções de JUMP. RET, por sua vez, desempilha o endereço <text:tab/>de retorno e faz um desvio para o endereço desempilhado.</text:p>
      <text:p text:style-name="P3"/>
      <text:p text:style-name="P3"/>
      <text:p text:style-name="P3">[ Manipulação da Pilha ]</text:p>
      <text:p text:style-name="P3"><text:tab/>PUSH <text:tab/><text:tab/>- Empilha registrador</text:p>
      <text:p text:style-name="P3"><text:tab/>POP<text:tab/><text:tab/>- Desempilha valor e copia em registrador</text:p>
      <text:p text:style-name="P3"/>
      <text:p text:style-name="P3"/>
      <text:p text:style-name="P3"/>
      <text:p text:style-name="P3">[ Miscelânea ]</text:p>
      <text:p text:style-name="P3"><text:tab/>NOP <text:tab/><text:tab/>– No Operation</text:p>
      <text:p text:style-name="P3"><text:tab/>HALT<text:tab/><text:tab/>- Finalizar VM</text:p>
      <text:p text:style-name="P3"/>
      <text:p text:style-name="P3"/>
      <text:p text:style-name="P5">Declarando dados</text:p>
      <text:p text:style-name="P3"/>
      <text:p text:style-name="P4">TODO: Completar esta seção</text:p>
      <text:p text:style-name="P3"/>
      <text:p text:style-name="P3">Dados inicializados: DB, DW</text:p>
      <text:p text:style-name="P3"/>
      <text:p text:style-name="P3">%DATA</text:p>
      <text:p text:style-name="P3"/>
      <text:p text:style-name="P3">X: DW 9</text:p>
      <text:p text:style-name="P3"/>
      <text:p text:style-name="P3">Dados não-inicializados: RESB, RESW</text:p>
      <text:p text:style-name="P3"/>
      <text:p text:style-name="P3">%DATA</text:p>
      <text:p text:style-name="P3"/>
      <text:p text:style-name="P3">ARR: RESB 100</text:p>
      <text:p text:style-name="P3"/>
      <text:p text:style-name="P3"/>
      <text:p text:style-name="P1"><text:soft-page-break/>Interrupções</text:p>
      <text:p text:style-name="Preformatted_20_Text"/>
      <text:p text:style-name="Preformatted_20_Text">Usadas para comunicação entre a máquina e o ambiente externo (SO, periféricos).</text:p>
      <text:p text:style-name="Preformatted_20_Text">O registrador IR é usado para definir que função será ativada, sendo que o parâmetro e/ou saída da interrupção fica em registrador (geralmente, R0).</text:p>
      <text:p text:style-name="Preformatted_20_Text"/>
      <text:p text:style-name="Preformatted_20_Text">No momento, as interrupções definidas são:</text:p>
      <text:p text:style-name="Preformatted_20_Text"/>
      <text:p text:style-name="Preformatted_20_Text"/>
      <text:p text:style-name="P1"><text:tab/>Int 0: VM version</text:p>
      <text:p text:style-name="Preformatted_20_Text"><text:tab/><text:tab/> <text:s/>- retorna a versão no byte mais baixo de R0, sendo sua metade alta <text:tab/><text:tab/> <text:s text:c="3"/>a versão maior e sua metadebaixa a versão menor</text:p>
      <text:p text:style-name="Preformatted_20_Text"/>
      <text:p text:style-name="Preformatted_20_Text"/>
      <text:p text:style-name="P1"><text:tab/>Int 1: I/O</text:p>
      <text:p text:style-name="Preformatted_20_Text"><text:tab/><text:tab/>Função 0: <text:s/>write char (console):</text:p>
      <text:p text:style-name="Preformatted_20_Text"><text:tab/><text:tab/><text:tab/><text:tab/> - valor em R0</text:p>
      <text:p text:style-name="Preformatted_20_Text"><text:tab/><text:tab/>Função 1: <text:s/>read char (console):</text:p>
      <text:p text:style-name="Preformatted_20_Text"><text:tab/><text:tab/><text:tab/><text:tab/> - retorno em R0</text:p>
      <text:p text:style-name="Preformatted_20_Text"><text:tab/><text:tab/>Função 2: <text:s/>write int (console):</text:p>
      <text:p text:style-name="Preformatted_20_Text"><text:tab/><text:tab/><text:tab/><text:tab/> - valor em R0</text:p>
      <text:p text:style-name="Preformatted_20_Text"><text:tab/><text:tab/>Função 3: <text:s/>read int (console):</text:p>
      <text:p text:style-name="Preformatted_20_Text"><text:tab/><text:tab/><text:tab/><text:tab/> - retorno em R0</text:p>
      <text:p text:style-name="Preformatted_20_Text"><text:tab/><text:tab/>Função 4: <text:s/>write float (console):</text:p>
      <text:p text:style-name="Preformatted_20_Text"><text:tab/><text:tab/><text:tab/><text:tab/> - valor em F0</text:p>
      <text:p text:style-name="Preformatted_20_Text"><text:tab/><text:tab/>Função 5: <text:s/>read float (console):</text:p>
      <text:p text:style-name="Preformatted_20_Text"><text:tab/><text:tab/><text:tab/><text:tab/> - retorno em F0</text:p>
      <text:p text:style-name="Preformatted_20_Text"><text:tab/><text:tab/>Função 6: <text:s/>write zero-terminated string (console):</text:p>
      <text:p text:style-name="Preformatted_20_Text"><text:tab/><text:tab/><text:tab/><text:tab/> - endereço da string em R0</text:p>
      <text:p text:style-name="Preformatted_20_Text"><text:tab/><text:tab/>Função 7: <text:s/>read zero-terminated string (console):</text:p>
      <text:p text:style-name="Preformatted_20_Text"><text:tab/><text:tab/><text:tab/><text:tab/> - endereço da string de retorno em R0</text:p>
      <text:p text:style-name="Preformatted_20_Text"><text:tab/><text:tab/>Função 8: <text:s/>open file for writing</text:p>
      <text:p text:style-name="Preformatted_20_Text"><text:tab/><text:tab/><text:tab/><text:tab/> - endereço da string com nome do arquivo em R0</text:p>
      <text:p text:style-name="Preformatted_20_Text"><text:tab/><text:tab/><text:tab/><text:tab/> - retorno em R0: handle do arquivo</text:p>
      <text:p text:style-name="Preformatted_20_Text"><text:tab/><text:tab/>Função 9: <text:s/>open file for reading</text:p>
      <text:p text:style-name="Preformatted_20_Text"><text:tab/><text:tab/><text:tab/><text:tab/> - endereço da string com nome do arquivo em R0</text:p>
      <text:p text:style-name="Preformatted_20_Text"><text:tab/><text:tab/><text:tab/><text:tab/> - retorno em R0: handle do arquivo</text:p>
      <text:p text:style-name="Preformatted_20_Text"><text:tab/><text:tab/>Função 10: close file</text:p>
      <text:p text:style-name="Preformatted_20_Text"><text:tab/><text:tab/><text:tab/><text:tab/> - handle do arquivo em R0</text:p>
      <text:p text:style-name="Preformatted_20_Text"><text:tab/><text:tab/>Função 11: write bytes to file</text:p>
      <text:p text:style-name="Preformatted_20_Text"><text:tab/><text:tab/><text:tab/><text:tab/> - handle do arquivo em R0</text:p>
      <text:p text:style-name="Preformatted_20_Text"><text:tab/><text:tab/><text:tab/><text:tab/> - num. de bytes a escrever em R1</text:p>
      <text:p text:style-name="Preformatted_20_Text"><text:tab/><text:tab/><text:tab/><text:tab/> - endereço do buffer em R2</text:p>
      <text:p text:style-name="Preformatted_20_Text"><text:tab/><text:tab/>Função 12: read bytes from file</text:p>
      <text:p text:style-name="Preformatted_20_Text"><text:tab/><text:tab/><text:tab/><text:tab/> - handle do arquivo em R0</text:p>
      <text:p text:style-name="Preformatted_20_Text"><text:tab/><text:tab/><text:tab/><text:tab/> - num. de bytes a ler em R1</text:p>
      <text:p text:style-name="Preformatted_20_Text"><text:tab/><text:tab/><text:tab/><text:tab/> - endereço do buffer em R2</text:p>
      <text:p text:style-name="Preformatted_20_Text"><text:tab/><text:tab/>Função 13: test for end of file</text:p>
      <text:p text:style-name="Preformatted_20_Text"><text:tab/><text:tab/><text:tab/><text:tab/> - handle do arquivo em R0</text:p>
      <text:p text:style-name="Preformatted_20_Text"><text:tab/><text:tab/><text:tab/><text:tab/> - retorno em R0</text:p>
      <text:p text:style-name="Preformatted_20_Text"/>
      <text:p text:style-name="Preformatted_20_Text"/>
      <text:p text:style-name="P1"><text:tab/>Int 2: date/time</text:p>
      <text:p text:style-name="Preformatted_20_Text"><text:tab/>NOTA: O buffer referenciado em algumas das funções a seguir é composto de <text:tab/><text:tab/>10 bytes, na seguinte ordem:</text:p>
      <text:p text:style-name="Preformatted_20_Text"><text:tab/><text:tab/><text:tab/>segundos: 1 byte, minutos: 1 byte, horas: 1 byte, dia do mês: <text:tab/><text:tab/><text:tab/>1 byte, mês: 1 byte, ano: 4 bytes, dia da semana: 1 byte.</text:p>
      <text:p text:style-name="Preformatted_20_Text"/>
      <text:p text:style-name="Preformatted_20_Text"><text:tab/><text:tab/>Função 0: <text:s/>get utc datetime</text:p>
      <text:p text:style-name="Preformatted_20_Text"><text:tab/><text:tab/><text:tab/><text:tab/>- retorna em R0 o timestamp UTC em segundos,</text:p>
      <text:p text:style-name="Preformatted_20_Text"><text:tab/><text:tab/><text:tab/><text:tab/> <text:s/>desde 01/01/1970 00:00</text:p>
      <text:p text:style-name="Preformatted_20_Text"><text:tab/><text:tab/>Função 1: <text:s/>decode utc datetime</text:p>
      <text:p text:style-name="Preformatted_20_Text"><text:tab/><text:tab/><text:tab/><text:tab/>- timestamp em segundos em R0</text:p>
      <text:p text:style-name="Preformatted_20_Text"><text:tab/><text:tab/><text:tab/><text:tab/>- buffer para resultado em R1</text:p>
      <text:p text:style-name="Preformatted_20_Text"><text:soft-page-break/><text:tab/><text:tab/>Função 2: <text:s/>decode utc to local time</text:p>
      <text:p text:style-name="Preformatted_20_Text"><text:tab/><text:tab/><text:tab/><text:tab/>- timestamp em segundos em R0</text:p>
      <text:p text:style-name="Preformatted_20_Text"><text:tab/><text:tab/><text:tab/><text:tab/>- buffer para resultado em R1</text:p>
      <text:p text:style-name="Preformatted_20_Text"/>
      <text:p text:style-name="Preformatted_20_Text"><text:tab/><text:tab/>Função 3: <text:s/>encode datetime</text:p>
      <text:p text:style-name="Preformatted_20_Text"><text:tab/><text:tab/><text:tab/><text:tab/>- buffer em R0</text:p>
      <text:p text:style-name="Preformatted_20_Text"><text:tab/><text:tab/><text:tab/><text:tab/>- retorna timestamp em R0</text:p>
      <text:p text:style-name="Preformatted_20_Text"><text:tab/><text:tab/>Função 4: <text:s/>performance counter</text:p>
      <text:p text:style-name="Preformatted_20_Text"><text:tab/><text:tab/><text:tab/><text:tab/>- retorna número atual de milissegundos em R0; o <text:tab/><text:tab/><text:tab/><text:tab/><text:tab/> <text:s/>contador zera a aproximadamente cada 12 dias</text:p>
      <text:p text:style-name="Preformatted_20_Text"/>
      <text:p text:style-name="Preformatted_20_Text"/>
      <text:p text:style-name="Preformatted_20_Text"/>
      <text:p text:style-name="P1"><text:tab/>Int 3: Enter debug mode (breakpoint)</text:p>
      <text:p text:style-name="Preformatted_20_Text"><text:tab/><text:tab/> <text:s/>- valor em IR é indiferente</text:p>
      <text:p text:style-name="Preformatted_20_Text"/>
      <text:p text:style-name="Preformatted_20_Text"/>
      <text:p text:style-name="P1">Programas Exemplo</text:p>
      <text:p text:style-name="P9">(TODO: remover/reescrever partes grifadas)</text:p>
      <text:p text:style-name="Preformatted_20_Text"/>
      <text:p text:style-name="Preformatted_20_Text">Os programas a seguir ilustram a programação para a máquina M2. O<text:span text:style-name="T7"> assembler disponível para a máquina é simplificado, não oferecendo muitas abstrações, se comparado a software similar comercial.</text:span> Isso se deve a dois fatores: Primeiro, simplificar a implementação do assembler, e, o mais importante, expor ao programador o máximo de detalhes da máquina.</text:p>
      <text:p text:style-name="Preformatted_20_Text"/>
      <text:p text:style-name="Preformatted_20_Text">; ------------------------------------------------------------</text:p>
      <text:p text:style-name="Preformatted_20_Text">; Imprime "Alo"</text:p>
      <text:p text:style-name="Preformatted_20_Text">%CODE</text:p>
      <text:p text:style-name="Preformatted_20_Text"><text:tab/>LOD<text:tab/>R0, 'A'</text:p>
      <text:p text:style-name="Preformatted_20_Text"><text:tab/>LOD<text:tab/>IR, 0<text:tab/><text:tab/><text:tab/>;write_char</text:p>
      <text:p text:style-name="Preformatted_20_Text"><text:tab/>INT<text:tab/>1</text:p>
      <text:p text:style-name="Preformatted_20_Text"><text:tab/>LOD<text:tab/>R0, 'l'</text:p>
      <text:p text:style-name="Preformatted_20_Text"><text:tab/>INT<text:tab/>1</text:p>
      <text:p text:style-name="Preformatted_20_Text"><text:tab/>LOD<text:tab/>R0, 'o'</text:p>
      <text:p text:style-name="Preformatted_20_Text"><text:tab/>INT<text:tab/>1</text:p>
      <text:p text:style-name="Preformatted_20_Text"><text:tab/>HALT</text:p>
      <text:p text:style-name="Preformatted_20_Text"/>
      <text:p text:style-name="Preformatted_20_Text">; ------------------------------------------------------------</text:p>
      <text:p text:style-name="Preformatted_20_Text">; Imprime "Alo", usando endereçamento indireto</text:p>
      <text:p text:style-name="Preformatted_20_Text">%CODE</text:p>
      <text:p text:style-name="Preformatted_20_Text"><text:tab/>LOD<text:tab/>R0, *DT:BYTE<text:tab/>;acessa o conteúdo do início dos dados (offset 0)</text:p>
      <text:p text:style-name="Preformatted_20_Text"><text:tab/>LOD<text:tab/>IR, 0</text:p>
      <text:p text:style-name="Preformatted_20_Text"><text:tab/>INT<text:tab/>1</text:p>
      <text:p text:style-name="Preformatted_20_Text"><text:tab/>LOD<text:tab/>R0, *(DT+1):BYTE<text:tab/>;acessa o conteúdo, usando offset</text:p>
      <text:p text:style-name="Preformatted_20_Text"><text:tab/>INT<text:tab/>1</text:p>
      <text:p text:style-name="Preformatted_20_Text"><text:tab/>LOD<text:tab/>R0, *(DT+2):BYTE</text:p>
      <text:p text:style-name="Preformatted_20_Text"><text:tab/>INT<text:tab/>1</text:p>
      <text:p text:style-name="Preformatted_20_Text"><text:tab/>HALT</text:p>
      <text:p text:style-name="Preformatted_20_Text">%DATA</text:p>
      <text:p text:style-name="Preformatted_20_Text"><text:tab/>DB 'A'</text:p>
      <text:p text:style-name="Preformatted_20_Text"><text:tab/>DB 'l'</text:p>
      <text:p text:style-name="Preformatted_20_Text"><text:tab/>DB 'o'</text:p>
      <text:p text:style-name="Preformatted_20_Text"/>
      <text:p text:style-name="Preformatted_20_Text">; ------------------------------------------------------------</text:p>
      <text:p text:style-name="Preformatted_20_Text">; Imprime "Alo" (terminado em NULL), usando endereçamento indireto e loop</text:p>
      <text:p text:style-name="Preformatted_20_Text">%CODE</text:p>
      <text:p text:style-name="Preformatted_20_Text"><text:tab/> CPY<text:tab/>R1, DT<text:tab/><text:tab/>;R1 = endereço de início dos dados</text:p>
      <text:p text:style-name="Preformatted_20_Text">L:<text:tab/> LOD<text:tab/>R0, *R1:BYTE</text:p>
      <text:p text:style-name="Preformatted_20_Text"><text:tab/> CMP<text:tab/>R0, 0</text:p>
      <text:p text:style-name="Preformatted_20_Text"><text:tab/> JE<text:tab/>LFIM<text:tab/><text:tab/><text:tab/>;se R0==0, vá para @LFIM</text:p>
      <text:p text:style-name="Preformatted_20_Text"><text:tab/> LOD<text:tab/>IR, 0</text:p>
      <text:p text:style-name="Preformatted_20_Text"><text:tab/> INT<text:tab/>1</text:p>
      <text:p text:style-name="Preformatted_20_Text"><text:tab/> INC<text:tab/>R1</text:p>
      <text:p text:style-name="Preformatted_20_Text"><text:soft-page-break/><text:tab/> <text:span text:style-name="T2">JMP<text:tab/>L<text:tab/><text:tab/><text:tab/>;faz o loop</text:span></text:p>
      <text:p text:style-name="Preformatted_20_Text">LFIM: HALT</text:p>
      <text:p text:style-name="Preformatted_20_Text">%DATA</text:p>
      <text:p text:style-name="Preformatted_20_Text"><text:tab/> DB "Alo"<text:tab/><text:tab/><text:tab/>;notação simplificada para strings</text:p>
      <text:p text:style-name="Preformatted_20_Text"><text:tab/> DB 0<text:tab/><text:tab/><text:tab/><text:tab/>;terminador nulo</text:p>
      <text:p text:style-name="Preformatted_20_Text"/>
      <text:p text:style-name="Preformatted_20_Text">%EN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; ------------------------------------------------------------</text:p>
      <text:p text:style-name="Preformatted_20_Text">; Calcula a soma de 2 inteiros, lidos da entrada padrão.</text:p>
      <text:p text:style-name="Preformatted_20_Text">%CODE</text:p>
      <text:p text:style-name="Preformatted_20_Text"><text:tab/>;lê primeiro número</text:p>
      <text:p text:style-name="Preformatted_20_Text"><text:tab/>LOD<text:tab/>IR, 3<text:tab/><text:tab/>;Interrupção para ler um inteiro</text:p>
      <text:p text:style-name="Preformatted_20_Text"><text:tab/>INT<text:tab/>1</text:p>
      <text:p text:style-name="Preformatted_20_Text"><text:tab/>;inteiro lido está em R0. Copiar para R1 (pois vamos sobrescrever R0)</text:p>
      <text:p text:style-name="Preformatted_20_Text"><text:tab/>CPY<text:tab/>R1, R0</text:p>
      <text:p text:style-name="Preformatted_20_Text"><text:tab/>;lê segundo número</text:p>
      <text:p text:style-name="Preformatted_20_Text"><text:tab/>LOD<text:tab/>IR, 3</text:p>
      <text:p text:style-name="Preformatted_20_Text"><text:tab/>INT<text:tab/>1</text:p>
      <text:p text:style-name="Preformatted_20_Text"><text:tab/>;soma e exibe</text:p>
      <text:p text:style-name="Preformatted_20_Text"><text:tab/>ADD<text:tab/>R0, R1</text:p>
      <text:p text:style-name="Preformatted_20_Text"><text:tab/>LOD<text:tab/>IR, 2<text:tab/><text:tab/>;Interrupção para escrever um inteiro</text:p>
      <text:p text:style-name="Preformatted_20_Text"><text:tab/>INT<text:tab/>1</text:p>
      <text:p text:style-name="Preformatted_20_Text"><text:tab/>HALT</text:p>
      <text:p text:style-name="Preformatted_20_Text"/>
      <text:p text:style-name="Preformatted_20_Text"/>
      <text:p text:style-name="Preformatted_20_Text">; ------------------------------------------------------------</text:p>
      <text:p text:style-name="Preformatted_20_Text">; Calcula a soma de 2 números float, lidos da entrada padrão.</text:p>
      <text:p text:style-name="Preformatted_20_Text">%CODE</text:p>
      <text:p text:style-name="Preformatted_20_Text"><text:tab/>;lê primeiro número</text:p>
      <text:p text:style-name="Preformatted_20_Text"><text:tab/>LOD<text:tab/>IR, 5<text:tab/><text:tab/>;Interrupção para ler um float</text:p>
      <text:p text:style-name="Preformatted_20_Text"><text:tab/>INT<text:tab/>1</text:p>
      <text:p text:style-name="Preformatted_20_Text"><text:tab/>;float lido está em F0. Copiar para F1 (pois vamos sobrescrever F0)</text:p>
      <text:p text:style-name="Preformatted_20_Text"><text:tab/>CPY<text:tab/>F1, F0</text:p>
      <text:p text:style-name="Preformatted_20_Text"><text:tab/>;lê segundo número</text:p>
      <text:p text:style-name="Preformatted_20_Text"><text:tab/>LOD<text:tab/>IR, 5</text:p>
      <text:p text:style-name="Preformatted_20_Text"><text:tab/>INT<text:tab/>1</text:p>
      <text:p text:style-name="Preformatted_20_Text"><text:tab/>;soma e exibe</text:p>
      <text:p text:style-name="Preformatted_20_Text"><text:tab/>ADD<text:tab/>F0, F1</text:p>
      <text:p text:style-name="Preformatted_20_Text"><text:tab/>LOD<text:tab/>IR, 4<text:tab/><text:tab/>;Interrupção para escrever um float</text:p>
      <text:p text:style-name="Preformatted_20_Text"><text:tab/>INT<text:tab/>1</text:p>
      <text:p text:style-name="Preformatted_20_Text"><text:tab/>HALT</text:p>
      <text:p text:style-name="Preformatted_20_Text"/>
      <text:p text:style-name="Preformatted_20_Text"/>
      <text:p text:style-name="Preformatted_20_Text">Como o leitor pode perceber, a diferença entre os dois últimos programas está nas interrupções e nos registradores usados. M2 foi projetada de forma a permitir o trabalho com números de ponto flutuante de forma intuitiva. Se o programador sabe trabalhar com inteiros, então já sabe trabalhar com ponto flutuante.</text:p>
      <text:p text:style-name="Preformatted_20_Text"/>
      <text:p text:style-name="P1">Escrevendo macros</text:p>
      <text:p text:style-name="Preformatted_20_Text"/>
      <text:p text:style-name="Preformatted_20_Text">O recurso de macrossubstituição pode ser utilizado para eliminar código repetitivo... <text:span text:style-name="T5">(TODO: completar este parágrafo)</text:span></text:p>
      <text:p text:style-name="Preformatted_20_Text"/>
      <text:p text:style-name="Preformatted_20_Text">Exemplo:</text:p>
      <text:p text:style-name="Preformatted_20_Text"/>
      <text:p text:style-name="P13">%MACRO PUTCHAR ch<text:tab/><text:tab/>;one parameter</text:p>
      <text:p text:style-name="P13"><text:tab/>LOD<text:tab/>R0, ch</text:p>
      <text:p text:style-name="P13"><text:soft-page-break/><text:tab/>LOD<text:tab/>IR, 0<text:tab/><text:tab/>;write_char</text:p>
      <text:p text:style-name="P13"><text:tab/>INT<text:tab/>1</text:p>
      <text:p text:style-name="P13">%ENDMACRO PUTCHAR</text:p>
      <text:p text:style-name="Preformatted_20_Text"/>
      <text:p text:style-name="P13">%CODE</text:p>
      <text:p text:style-name="P13"><text:tab/>PUTCHAR 'A'</text:p>
      <text:p text:style-name="P13"><text:tab/>PUTCHAR 'l'</text:p>
      <text:p text:style-name="P13"><text:tab/>PUTCHAR 'o'</text:p>
      <text:p text:style-name="P13"><text:tab/>PUTCHAR 10<text:tab/><text:tab/>;'\n'</text:p>
      <text:p text:style-name="P13"><text:tab/>HALT</text:p>
      <text:p text:style-name="Preformatted_20_Text"/>
      <text:p text:style-name="Preformatted_20_Text"/>
      <text:p text:style-name="Preformatted_20_Text">É aconselhável que o programador crie suas próprias macros, que, com o tempo, podem ser reusadas, como uma biblioteca. Para tanto, basta defini-las numa <text:span text:style-name="T6">include file</text:span>, e referenciá-la quando necessário.</text:p>
      <text:p text:style-name="Preformatted_20_Text"/>
      <text:p text:style-name="Preformatted_20_Text"/>
      <text:p text:style-name="P1">Escrevendo procedimentos / Funções</text:p>
      <text:p text:style-name="Preformatted_20_Text"/>
      <text:p text:style-name="Preformatted_20_Text">Ao utilizar macros, ocorre um efeito colateral que nem sempre é desejável: o aumento no tamanho do segmento de código. Isto ocorre porque o código da macro é sempre expandido onde usado, gerando potencialmente longas cadeias de bytes repetidos. Se o que se deseja é um código compacto, o caminho a seguir é criar subrotinas, conhecidas como procedimentos ou funções.</text:p>
      <text:p text:style-name="Preformatted_20_Text"/>
      <text:p text:style-name="P9">TODO: Ligar o parágrafo anterior ao próximo.</text:p>
      <text:p text:style-name="Preformatted_20_Text"/>
      <text:p text:style-name="Preformatted_20_Text">Os registradores SP e FP são comumente usados para acesso a parâmetros e variáveis locais em procedimentos. FP, inclusive, deve seu nome (Frame Pointer) a um conceito denominado Stack Frame (registro de ativação).</text:p>
      <text:p text:style-name="Preformatted_20_Text"/>
      <text:p text:style-name="Preformatted_20_Text"/>
      <text:p text:style-name="Preformatted_20_Text">Segue exemplo de um programa contendo uma função que recebe um inteiro e calcula seu dobro. Note que as convenções utilizadas para chamada de função foram as seguintes:</text:p>
      <text:p text:style-name="Preformatted_20_Text"/>
      <text:p text:style-name="Preformatted_20_Text">- Parâmetros são passados na pilha;</text:p>
      <text:p text:style-name="Preformatted_20_Text">- O valor de retorno é devolvido em R0</text:p>
      <text:p text:style-name="Preformatted_20_Text"/>
      <text:p text:style-name="Preformatted_20_Text"/>
      <text:p text:style-name="Preformatted_20_Text">%CODE</text:p>
      <text:p text:style-name="Preformatted_20_Text"><text:tab/>;lê o número</text:p>
      <text:p text:style-name="Preformatted_20_Text"><text:tab/>LOD<text:tab/>IR, 3</text:p>
      <text:p text:style-name="Preformatted_20_Text"><text:tab/>INT<text:tab/>1</text:p>
      <text:p text:style-name="Preformatted_20_Text"><text:tab/>;inteiro lido está em R0. Empilhar</text:p>
      <text:p text:style-name="Preformatted_20_Text"><text:tab/>PUSH<text:tab/>R0</text:p>
      <text:p text:style-name="Preformatted_20_Text"><text:tab/>;chama função</text:p>
      <text:p text:style-name="Preformatted_20_Text"><text:tab/>CALL<text:tab/>DOBRO</text:p>
      <text:p text:style-name="Preformatted_20_Text"><text:tab/>;retorno em R0: exibe</text:p>
      <text:p text:style-name="Preformatted_20_Text"><text:tab/>LOD<text:tab/>IR, 2</text:p>
      <text:p text:style-name="Preformatted_20_Text"><text:tab/>INT<text:tab/>1</text:p>
      <text:p text:style-name="Preformatted_20_Text"><text:tab/>HALT</text:p>
      <text:p text:style-name="Preformatted_20_Text">DOBRO:<text:tab/><text:tab/><text:tab/>;note que a declaração da função é apenas um label...</text:p>
      <text:p text:style-name="P8"><text:tab/>PUSH<text:tab/>FP<text:tab/><text:tab/>;prologo</text:p>
      <text:p text:style-name="P8"><text:tab/>CPY<text:tab/>FP, SP<text:tab/>;prologo</text:p>
      <text:p text:style-name="Preformatted_20_Text"><text:tab/>LOD<text:tab/>R0, *(FP+8)<text:tab/>;obtem valor do parametro</text:p>
      <text:p text:style-name="Preformatted_20_Text"><text:tab/>ADD<text:tab/>R0, R0<text:tab/>;calcula dobro</text:p>
      <text:p text:style-name="Preformatted_20_Text"><text:tab/>CPY<text:tab/>SP, FP<text:tab/>;epilogo</text:p>
      <text:p text:style-name="Preformatted_20_Text"><text:tab/>POP<text:tab/>FP<text:tab/><text:tab/>;epilogo</text:p>
      <text:p text:style-name="Preformatted_20_Text"><text:tab/>RET</text:p>
      <text:p text:style-name="Preformatted_20_Text"/>
      <text:p text:style-name="Preformatted_20_Text"/>
      <text:p text:style-name="Preformatted_20_Text"/>
      <text:p text:style-name="Preformatted_20_Text"/>
      <text:p text:style-name="P9"><text:soft-page-break/>TODO: Explicar e “desenhar” a situação da pilha</text:p>
      <text:p text:style-name="Preformatted_20_Text"/>
      <text:p text:style-name="Preformatted_20_Text"><text:span text:style-name="T4">Modo Debug</text:span></text:p>
      <text:p text:style-name="Preformatted_20_Text"/>
      <text:p text:style-name="P9">TODO: Demonstrar uma seção de debug</text:p>
      <text:p text:style-name="Preformatted_20_Text"/>
      <text:p text:style-name="Preformatted_20_Text">A distribuição de M2 inclui os programas exemplo acima, em formato binário. Para executá-los passo-a-passo, de forma a melhor entender seu funcionamento, pode-se iniciar o simulador em modo debug:</text:p>
      <text:p text:style-name="Preformatted_20_Text"/>
      <text:p text:style-name="Preformatted_20_Text"><text:tab/>m2 &lt;nome_do_programa.bin&gt; --debug</text:p>
      <text:p text:style-name="Preformatted_20_Text"/>
      <text:p text:style-name="Preformatted_20_Text"/>
      <text:p text:style-name="Preformatted_20_Text">Será exibido um “banner”, e em seguida o prompt de debug (dbg&gt;); os comandos disponíveis são:</text:p>
      <text:p text:style-name="Preformatted_20_Text"/>
      <text:p text:style-name="Preformatted_20_Text"><text:tab/><text:span text:style-name="T4">r</text:span><text:tab/>Exibe os valores dos registradores inteiros;</text:p>
      <text:p text:style-name="Preformatted_20_Text"><text:tab/><text:span text:style-name="T4">f</text:span><text:tab/>Exibe os valores dos registradores float;</text:p>
      <text:p text:style-name="Preformatted_20_Text"><text:tab/><text:span text:style-name="T4">n</text:span><text:tab/>Executa a próxima instrução, mostrando seu código simbólico;</text:p>
      <text:p text:style-name="Preformatted_20_Text"><text:tab/><text:span text:style-name="T4">d</text:span><text:tab/>Disassembly: mostra código simbólico do programa;</text:p>
      <text:p text:style-name="Preformatted_20_Text"><text:span text:style-name="T4"><text:tab/>s</text:span><text:tab/>Mostra conteúdo da pilha, em Words;</text:p>
      <text:p text:style-name="Preformatted_20_Text"><text:span text:style-name="T4"><text:tab/>m</text:span><text:tab/>Mostra conteúdo da memória, em Bytes, onde o endereço inicial e o</text:p>
      <text:p text:style-name="Preformatted_20_Text"><text:s text:c="12"/>endereço final do intervalo são dados em hexadecimal;</text:p>
      <text:p text:style-name="Preformatted_20_Text"><text:tab/><text:span text:style-name="T4">q</text:span><text:tab/>Sai do modo debug, pondo a máquina no modo normal;</text:p>
      <text:p text:style-name="Preformatted_20_Text"><text:tab/><text:span text:style-name="T4">x</text:span><text:tab/>Interrompe a execução da máquina.</text:p>
      <text:p text:style-name="Preformatted_20_Text"/>
      <text:p text:style-name="Preformatted_20_Text"/>
      <text:p text:style-name="Preformatted_20_Text">Nota 1: Ao executar <text:s/>passo-a-passo (comando <text:span text:style-name="T4">n</text:span>), o formato das instruções, ao exibir, é o seguinte:</text:p>
      <text:p text:style-name="Preformatted_20_Text"/>
      <text:p text:style-name="Preformatted_20_Text"><text:tab/>[endereço atual]: instrução atual</text:p>
      <text:p text:style-name="Preformatted_20_Text"/>
      <text:p text:style-name="Preformatted_20_Text"/>
      <text:p text:style-name="Preformatted_20_Text">Nota 2: O comando <text:span text:style-name="T4">m</text:span> é o único que precisa de argumentos: endereço inicial e endereço final a exibir. Exemplo:</text:p>
      <text:p text:style-name="Preformatted_20_Text"/>
      <text:p text:style-name="Preformatted_20_Text"><text:tab/>m 32 42</text:p>
      <text:p text:style-name="Preformatted_20_Text"/>
      <text:p text:style-name="Preformatted_20_Text">(Exibe a memória da posição 32 à 42 - decimal)</text:p>
      <text:p text:style-name="Preformatted_20_Text"/>
      <text:p text:style-name="Preformatted_20_Text"/>
      <text:p text:style-name="Preformatted_20_Text"/>
      <text:p text:style-name="P9">TODO: Seção sobre integração ao ambiente Eclipse</text:p>
      <text:p text:style-name="Preformatted_20_Text"/>
      <text:p text:style-name="Preformatted_20_Text">; EOF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creation-date>2008-05-14T17:36:29</meta:creation-date>
    <dc:creator>Odilon Nelson Grisi Dantas</dc:creator>
    <dc:date>2010-11-05T08:04:10.39</dc:date>
    <dc:language>pt-BR</dc:language>
    <meta:editing-cycles>83</meta:editing-cycles>
    <meta:editing-duration>PT88H59M15S</meta:editing-duration>
    <meta:document-statistic meta:table-count="0" meta:image-count="0" meta:object-count="0" meta:page-count="8" meta:paragraph-count="327" meta:word-count="2114" meta:character-count="12343"/>
    <meta:user-defined meta:name="Info 1"/>
    <meta:user-defined meta:name="Info 2"/>
    <meta:user-defined meta:name="Info 3"/>
    <meta:user-defined meta:name="Info 4"/>
  </office:meta>
</office:document-meta>
</file>